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2525" officeooo:paragraph-rsid="00162525"/>
    </style:style>
    <style:style style:name="P2" style:family="paragraph" style:parent-style-name="Standard">
      <style:text-properties fo:font-size="15pt" fo:font-weight="bold" officeooo:rsid="00162525" officeooo:paragraph-rsid="00162525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0pt" fo:font-weight="normal" officeooo:rsid="00162525" officeooo:paragraph-rsid="00162525" style:font-size-asian="8.75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162525" officeooo:paragraph-rsid="0017bb34" style:font-size-asian="8.75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rsid="0019b3ef" officeooo:paragraph-rsid="0019b3ef" style:font-size-asian="8.75pt" style:font-weight-asian="normal" style:font-size-complex="10pt" style:font-weight-complex="normal"/>
    </style:style>
    <style:style style:name="T1" style:family="text">
      <style:text-properties officeooo:rsid="0017b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1_860452429"/>Process of Popup in project:<text:bookmark-end text:name="__DdeLink__1_860452429"/></text:p>
      <text:p text:style-name="P1"/>
      <text:p text:style-name="P3">1. Click on LandLord Id text Box(tenantDetailsForm.jsp)</text:p>
      <text:p text:style-name="P4">2. <text:span text:style-name="T1">onclick="selectLandLord(); <text:s/>methods will occure from textBox.</text:span></text:p>
      <text:p text:style-name="P5">3. myWindow = window.open method will be trigger for Pop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2:35:14.594651095</meta:creation-date>
    <dc:date>2016-10-03T16:07:30.188749448</dc:date>
    <meta:editing-duration>PT3H17M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29" meta:character-count="204" meta:non-whitespace-character-count="178"/>
  </office:meta>
</office:document-meta>
</file>